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co7" style:family="table-column">
      <style:table-column-properties fo:break-before="auto" style:column-width="5.135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ing-of-blood</text:p>
          </table:table-cell>
          <table:table-cell office:value-type="string">
            <text:p>Till the Blood Runs Clear</text:p>
          </table:table-cell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office:value-type="string">
            <text:p>Bloodcaller or boss exp/loot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  <table:table table:name="Ideas" table:style-name="ta1" table:print="false">
        <table:table-column table:style-name="co7" table:default-cell-style-name="Default"/>
        <table:table-row table:style-name="ro1">
          <table:table-cell office:value-type="string">
            <text:p>control a small creature that must go through a gauntl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4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5-05T14:45:34</dc:date>
    <meta:editing-duration>P3DT8H20M56S</meta:editing-duration>
    <meta:editing-cycles>55</meta:editing-cycles>
    <meta:generator>LibreOffice/3.3$Unix LibreOffice_project/330m19$Build-8</meta:generator>
    <meta:document-statistic meta:table-count="4" meta:cell-count="188" meta:object-count="0"/>
    <meta:user-defined meta:name="Info 1"/>
    <meta:user-defined meta:name="Info 2"/>
    <meta:user-defined meta:name="Info 3"/>
    <meta:user-defined meta:name="Info 4"/>
  </office:meta>
</office:document-meta>
</file>